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ny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ny" style:family="paragraph">
      <style:text-properties fo:font-weight="bold" style:font-weight-asian="bold" style:font-weight-complex="bold"/>
    </style:style>
    <style:style style:name="P3" style:parent-style-name="Normalny" style:family="paragraph">
      <style:text-properties fo:font-weight="bold" style:font-weight-asian="bold" style:font-weight-complex="bold"/>
    </style:style>
    <style:style style:name="P4" style:parent-style-name="Normalny" style:family="paragraph">
      <style:text-properties fo:font-weight="bold" style:font-weight-asian="bold" style:font-weight-complex="bold"/>
    </style:style>
    <style:style style:name="P5" style:parent-style-name="Normalny" style:family="paragraph">
      <style:text-properties fo:font-weight="bold" style:font-weight-asian="bold" style:font-weight-complex="bold"/>
    </style:style>
    <style:style style:name="P6" style:parent-style-name="Normalny" style:list-style-name="LFO1" style:family="paragraph"/>
    <style:style style:name="T7" style:parent-style-name="Domyślnaczcionkaakapitu" style:family="text">
      <style:text-properties fo:font-weight="bold" style:font-weight-asian="bold" style:font-weight-complex="bold"/>
    </style:style>
    <style:style style:name="P8" style:parent-style-name="Normalny" style:list-style-name="LFO1" style:family="paragraph"/>
    <style:style style:name="T9" style:parent-style-name="Domyślnaczcionkaakapitu" style:family="text">
      <style:text-properties fo:font-weight="bold" style:font-weight-asian="bold" style:font-weight-complex="bold"/>
    </style:style>
    <style:style style:name="P10" style:parent-style-name="Normalny" style:list-style-name="LFO1" style:family="paragraph"/>
    <style:style style:name="T11" style:parent-style-name="Domyślnaczcionkaakapitu" style:family="text">
      <style:text-properties fo:font-weight="bold" style:font-weight-asian="bold" style:font-weight-complex="bold"/>
    </style:style>
    <style:style style:name="P12" style:parent-style-name="Normalny" style:list-style-name="LFO1" style:family="paragraph"/>
    <style:style style:name="T13" style:parent-style-name="Domyślnaczcionkaakapitu" style:family="text">
      <style:text-properties fo:font-weight="bold" style:font-weight-asian="bold" style:font-weight-complex="bold"/>
    </style:style>
    <style:style style:name="P14" style:parent-style-name="Normalny" style:list-style-name="LFO1" style:family="paragraph"/>
    <style:style style:name="T15" style:parent-style-name="Domyślnaczcionkaakapitu" style:family="text">
      <style:text-properties fo:font-weight="bold" style:font-weight-asian="bold" style:font-weight-complex="bold"/>
    </style:style>
    <style:style style:name="P16" style:parent-style-name="Normalny" style:list-style-name="LFO1" style:family="paragraph"/>
    <style:style style:name="T17" style:parent-style-name="Domyślnaczcionkaakapitu" style:family="text">
      <style:text-properties fo:font-weight="bold" style:font-weight-asian="bold" style:font-weight-complex="bold"/>
    </style:style>
    <style:style style:name="P18" style:parent-style-name="Normalny" style:family="paragraph">
      <style:text-properties fo:font-weight="bold" style:font-weight-asian="bold" style:font-weight-complex="bold"/>
    </style:style>
    <style:style style:name="P19" style:parent-style-name="Normalny" style:list-style-name="LFO2" style:family="paragraph"/>
    <style:style style:name="P20" style:parent-style-name="Normalny" style:list-style-name="LFO2" style:family="paragraph"/>
    <style:style style:name="P21" style:parent-style-name="Normalny" style:family="paragraph">
      <style:text-properties fo:font-weight="bold" style:font-weight-asian="bold" style:font-weight-complex="bold"/>
    </style:style>
    <style:style style:name="P22" style:parent-style-name="Normalny" style:list-style-name="LFO3" style:family="paragraph"/>
    <style:style style:name="T23" style:parent-style-name="Domyślnaczcionkaakapitu" style:family="text">
      <style:text-properties fo:font-weight="bold" style:font-weight-asian="bold" style:font-weight-complex="bold"/>
    </style:style>
    <style:style style:name="P24" style:parent-style-name="Normalny" style:list-style-name="LFO3" style:family="paragraph"/>
    <style:style style:name="T25" style:parent-style-name="Domyślnaczcionkaakapitu" style:family="text">
      <style:text-properties fo:font-weight="bold" style:font-weight-asian="bold" style:font-weight-complex="bold"/>
    </style:style>
    <style:style style:name="T26" style:parent-style-name="Domyślnaczcionkaakapitu" style:family="text">
      <style:text-properties fo:font-weight="bold" style:font-weight-asian="bold" style:font-weight-complex="bold"/>
    </style:style>
    <style:style style:name="P27" style:parent-style-name="Normalny" style:list-style-name="LFO3" style:family="paragraph"/>
    <style:style style:name="T28" style:parent-style-name="Domyślnaczcionkaakapitu" style:family="text">
      <style:text-properties fo:font-weight="bold" style:font-weight-asian="bold" style:font-weight-complex="bold"/>
    </style:style>
    <style:style style:name="T29" style:parent-style-name="Domyślnaczcionkaakapitu" style:family="text">
      <style:text-properties fo:font-weight="bold" style:font-weight-asian="bold" style:font-weight-complex="bold"/>
    </style:style>
    <style:style style:name="P30" style:parent-style-name="Normalny" style:list-style-name="LFO3" style:family="paragraph"/>
    <style:style style:name="T31" style:parent-style-name="Domyślnaczcionkaakapitu" style:family="text">
      <style:text-properties fo:font-weight="bold" style:font-weight-asian="bold" style:font-weight-complex="bold"/>
    </style:style>
    <style:style style:name="T32" style:parent-style-name="Domyślnaczcionkaakapitu" style:family="text">
      <style:text-properties fo:font-weight="bold" style:font-weight-asian="bold" style:font-weight-complex="bold"/>
    </style:style>
    <style:style style:name="P33" style:parent-style-name="Normalny" style:list-style-name="LFO3" style:family="paragraph"/>
    <style:style style:name="T34" style:parent-style-name="Domyślnaczcionkaakapitu" style:family="text">
      <style:text-properties fo:font-weight="bold" style:font-weight-asian="bold" style:font-weight-complex="bold"/>
    </style:style>
    <style:style style:name="P35" style:parent-style-name="Normalny" style:family="paragraph">
      <style:text-properties fo:font-weight="bold" style:font-weight-asian="bold" style:font-weight-complex="bold"/>
    </style:style>
    <style:style style:name="P36" style:parent-style-name="Normalny" style:family="paragraph">
      <style:text-properties fo:font-weight="bold" style:font-weight-asian="bold" style:font-weight-complex="bold"/>
    </style:style>
    <style:style style:name="P37" style:parent-style-name="Normalny" style:list-style-name="LFO4" style:family="paragraph"/>
    <style:style style:name="P38" style:parent-style-name="Normalny" style:list-style-name="LFO4" style:family="paragraph"/>
    <style:style style:name="P39" style:parent-style-name="Normalny" style:list-style-name="LFO4" style:family="paragraph"/>
    <style:style style:name="P40" style:parent-style-name="Normalny" style:list-style-name="LFO4" style:family="paragraph"/>
    <style:style style:name="P41" style:parent-style-name="Normalny" style:list-style-name="LFO4" style:family="paragraph"/>
  </office:automatic-styles>
  <office:body>
    <office:text text:use-soft-page-breaks="true">
      <text:p text:style-name="P1">Karol Jabłoński 55DR nr albumu 77286</text:p>
      <text:p text:style-name="P2"/>
      <text:p text:style-name="P3">Dokumentacja techniczna: Aplikacja Lista zadań (To-Do List)</text:p>
      <text:p text:style-name="P4">Cel projektu:</text:p>
      <text:p text:style-name="Normalny">Celem tego projektu jest stworzenie prostej aplikacji do zarządzania listą zadań, która umożliwia użytkownikowi<text:s/>dodawanie, usuwanie i oznaczanie zadań jako wykonane. Aplikacja ma być napisana w języku Python.</text:p>
      <text:p text:style-name="P5">Funkcje aplikacji:</text:p>
      <text:list text:style-name="LFO1" text:continue-numbering="true">
        <text:list-item>
          <text:p text:style-name="P6"><text:span text:style-name="T7">Dodawanie zadań</text:span>: Użytkownik będzie mógł dodać nowe zadania, podając ich nazwę i opis.</text:p>
        </text:list-item>
        <text:list-item>
          <text:p text:style-name="P8"><text:span text:style-name="T9">Usuwanie zadań</text:span>: Użytkownik będzie mógł usunąć zadania z listy.</text:p>
        </text:list-item>
        <text:list-item>
          <text:p text:style-name="P10"><text:span text:style-name="T11">Oznaczanie zadań jako wykonane</text:span>: Użytkownik będzie mógł oznaczyć zadania jako wykonane, co spowoduje ich zaznaczenie w liście.</text:p>
        </text:list-item>
        <text:list-item>
          <text:p text:style-name="P12"><text:span text:style-name="T13">Wyświetlanie listy zadań</text:span>: Aplikacja będzie wyświetlać aktualną listę zadań, w tym ich nazwę, opis i stan (czy wykonane czy nie).</text:p>
        </text:list-item>
        <text:list-item>
          <text:p text:style-name="P14"><text:span text:style-name="T15">Zapisywanie i wczytywanie listy zadań</text:span>: Aplikacja będzie umożliwiała zapisywanie listy zadań do pliku i wczytywanie jej z powrotem po ponownym uruchomieniu aplikacji.</text:p>
        </text:list-item>
        <text:list-item>
          <text:p text:style-name="P16"><text:span text:style-name="T17">Prosta obsługa interfejsu tekstowego</text:span>: Aplikacja będzie działać w trybie konsolowym i będzie posiadać prosty tekstowy interfejs użytkownika.</text:p>
        </text:list-item>
      </text:list>
      <text:p text:style-name="P18">Technologie użyte w projekcie:</text:p>
      <text:list text:style-name="LFO2" text:continue-numbering="true">
        <text:list-item>
          <text:p text:style-name="P19">Język programowania: Python</text:p>
        </text:list-item>
        <text:list-item>
          <text:p text:style-name="P20">Biblioteki: Brak zewnętrznych bibliotek, projekt będzie wykorzystywać tylko standardową bibliotekę Python.</text:p>
        </text:list-item>
      </text:list>
      <text:p text:style-name="P21">Struktura projektu:</text:p>
      <text:p text:style-name="Normalny">Projekt zostanie podzielony na następujące moduły:</text:p>
      <text:list text:style-name="LFO3" text:continue-numbering="true">
        <text:list-item>
          <text:p text:style-name="P22"><text:span text:style-name="T23">main.py</text:span>: Główny plik programu, który będzie zarządzał listą zadań i interakcją z użytkownikiem.</text:p>
        </text:list-item>
        <text:list-item>
          <text:p text:style-name="P24"><text:span text:style-name="T25">task.py</text:span>: Moduł zawierający klasę<text:s/><text:span text:style-name="T26">Task</text:span>, która reprezentuje pojedyncze zadanie.</text:p>
        </text:list-item>
        <text:list-item>
          <text:p text:style-name="P27"><text:span text:style-name="T28">task_list.py</text:span>: Moduł zawierający klasę<text:s/><text:span text:style-name="T29">TaskList</text:span>, która będzie zarządzać listą zadań.</text:p>
        </text:list-item>
        <text:list-item>
          <text:p text:style-name="P30"><text:span text:style-name="T31">Holiday_list</text:span>.<text:span text:style-name="T32">py</text:span>: Moduł zawierający spis świąt</text:p>
        </text:list-item>
        <text:list-item>
          <text:p text:style-name="P33"><text:span text:style-name="T34">file_manager.py</text:span>: Moduł odpowiedzialny za zapisywanie i wczytywanie listy zadań do/z pliku.</text:p>
        </text:list-item>
      </text:list>
      <text:p text:style-name="P35">Przykład użycia:</text:p>
      <text:p text:style-name="Normalny">pythonCopy code</text:p>
      <text:p text:style-name="Normalny"># Importowanie modułów from task_list import TaskList from main import main_menu # Tworzenie pustej listy zadań task_list = TaskList() # Uruchomienie głównego menu main_menu(task_list)<text:s/></text:p>
      <text:p text:style-name="P36">Przyszłe rozszerzenia:</text:p>
      <text:list text:style-name="LFO4" text:continue-numbering="true">
        <text:list-item>
          <text:p text:style-name="P37">Możliwość sortowania zadań według różnych kryteriów.</text:p>
        </text:list-item>
        <text:list-item>
          <text:p text:style-name="P38">Możliwość przypisywania priorytetów zadaniom.</text:p>
        </text:list-item>
        <text:list-item>
          <text:p text:style-name="P39">Interfejs graficzny użytkownika (GUI).</text:p>
        </text:list-item>
        <text:list-item>
          <text:p text:style-name="P40">Synchronizacja listy zadań z chmurą.</text:p>
        </text:list-item>
        <text:list-item>
          <text:p text:style-name="P41">Obsługa świąt: Aplikacja będzie posiadać spis świąt obchodzonych w Polsce, spis imienin oraz tzw. Kalendarz dni nietypowych.</text:p>
        </text:list-item>
      </text:list>
      <text:p text:style-name="Normalny">Code:</text:p>
      <text:p text:style-name="Normalny">Testy: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rol Jabłoński</meta:initial-creator>
    <dc:creator>Karol Jabłoński</dc:creator>
    <meta:creation-date>2023-11-17T13:40:00Z</meta:creation-date>
    <dc:date>2023-11-17T14:18:00Z</dc:date>
    <meta:template xlink:href="Normal.dotm" xlink:type="simple"/>
    <meta:editing-cycles>4</meta:editing-cycles>
    <meta:editing-duration>PT2100S</meta:editing-duration>
    <meta:document-statistic meta:page-count="1" meta:paragraph-count="4" meta:word-count="319" meta:character-count="2234" meta:row-count="15" meta:non-whitespace-character-count="1919"/>
  </office:meta>
</office:document-meta>
</file>